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ans" svg:font-family="FreeSans"/>
    <style:font-face style:name="Lucidasans1" svg:font-family="Lucidasans"/>
    <style:font-face style:name="StarSymbol" svg:font-family="StarSymbol"/>
    <style:font-face style:name="FreeSans1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9" style:family="table">
      <style:table-properties style:width="16.741cm" fo:margin-left="0.141cm" fo:margin-right="0.116cm" table:align="margins" style:shadow="none"/>
    </style:style>
    <style:style style:name="Taula9.A" style:family="table-column">
      <style:table-column-properties style:column-width="3.247cm" style:rel-column-width="12712*"/>
    </style:style>
    <style:style style:name="Taula9.B" style:family="table-column">
      <style:table-column-properties style:column-width="3.415cm" style:rel-column-width="13368*"/>
    </style:style>
    <style:style style:name="Taula9.C" style:family="table-column">
      <style:table-column-properties style:column-width="3.392cm" style:rel-column-width="13278*"/>
    </style:style>
    <style:style style:name="Taula9.E" style:family="table-column">
      <style:table-column-properties style:column-width="3.295cm" style:rel-column-width="12899*"/>
    </style:style>
    <style:style style:name="Taula9.1" style:family="table-row">
      <style:table-row-properties style:min-row-height="9.29cm"/>
    </style:style>
    <style:style style:name="Taula9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ula9.E1" style:family="table-cell">
      <style:table-cell-properties fo:padding="0.097cm" fo:border="0.018cm solid #000000"/>
    </style:style>
    <style:style style:name="Taula1" style:family="table">
      <style:table-properties style:width="16.741cm" fo:margin-left="0.141cm" fo:margin-right="0.116cm" table:align="margins" style:shadow="none"/>
    </style:style>
    <style:style style:name="Taula1.A" style:family="table-column">
      <style:table-column-properties style:column-width="3.247cm" style:rel-column-width="12712*"/>
    </style:style>
    <style:style style:name="Taula1.B" style:family="table-column">
      <style:table-column-properties style:column-width="3.415cm" style:rel-column-width="13368*"/>
    </style:style>
    <style:style style:name="Taula1.C" style:family="table-column">
      <style:table-column-properties style:column-width="3.392cm" style:rel-column-width="13278*"/>
    </style:style>
    <style:style style:name="Taula1.E" style:family="table-column">
      <style:table-column-properties style:column-width="3.295cm" style:rel-column-width="12899*"/>
    </style:style>
    <style:style style:name="Taula1.1" style:family="table-row">
      <style:table-row-properties style:min-row-height="0.706cm"/>
    </style:style>
    <style:style style:name="Taula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ula1.E1" style:family="table-cell">
      <style:table-cell-properties fo:padding="0.097cm" fo:border="0.018cm solid #000000"/>
    </style:style>
    <style:style style:name="Taula2" style:family="table">
      <style:table-properties style:width="16.741cm" fo:margin-left="0.141cm" fo:margin-right="0.116cm" table:align="margins" style:shadow="none"/>
    </style:style>
    <style:style style:name="Taula2.A" style:family="table-column">
      <style:table-column-properties style:column-width="3.247cm" style:rel-column-width="12712*"/>
    </style:style>
    <style:style style:name="Taula2.B" style:family="table-column">
      <style:table-column-properties style:column-width="3.415cm" style:rel-column-width="13368*"/>
    </style:style>
    <style:style style:name="Taula2.C" style:family="table-column">
      <style:table-column-properties style:column-width="3.392cm" style:rel-column-width="13278*"/>
    </style:style>
    <style:style style:name="Taula2.E" style:family="table-column">
      <style:table-column-properties style:column-width="3.295cm" style:rel-column-width="12899*"/>
    </style:style>
    <style:style style:name="Taula2.1" style:family="table-row">
      <style:table-row-properties style:min-row-height="0.706cm"/>
    </style:style>
    <style:style style:name="Taula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ula2.E1" style:family="table-cell">
      <style:table-cell-properties fo:padding="0.097cm" fo:border="0.018cm solid #000000"/>
    </style:style>
    <style:style style:name="Taula3" style:family="table">
      <style:table-properties style:width="16.741cm" fo:margin-left="0.141cm" fo:margin-right="0.116cm" table:align="margins" style:shadow="none"/>
    </style:style>
    <style:style style:name="Taula3.A" style:family="table-column">
      <style:table-column-properties style:column-width="3.247cm" style:rel-column-width="12712*"/>
    </style:style>
    <style:style style:name="Taula3.B" style:family="table-column">
      <style:table-column-properties style:column-width="3.415cm" style:rel-column-width="13368*"/>
    </style:style>
    <style:style style:name="Taula3.C" style:family="table-column">
      <style:table-column-properties style:column-width="3.392cm" style:rel-column-width="13278*"/>
    </style:style>
    <style:style style:name="Taula3.E" style:family="table-column">
      <style:table-column-properties style:column-width="3.295cm" style:rel-column-width="12899*"/>
    </style:style>
    <style:style style:name="Taula3.1" style:family="table-row">
      <style:table-row-properties style:min-row-height="0.706cm"/>
    </style:style>
    <style:style style:name="Tau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ula3.E1" style:family="table-cell">
      <style:table-cell-properties fo:padding="0.097cm" fo:border="0.018cm solid #000000"/>
    </style:style>
    <style:style style:name="Taula4" style:family="table">
      <style:table-properties style:width="16.741cm" fo:margin-left="0.141cm" fo:margin-right="0.116cm" table:align="margins" style:shadow="none"/>
    </style:style>
    <style:style style:name="Taula4.A" style:family="table-column">
      <style:table-column-properties style:column-width="3.247cm" style:rel-column-width="12712*"/>
    </style:style>
    <style:style style:name="Taula4.B" style:family="table-column">
      <style:table-column-properties style:column-width="3.415cm" style:rel-column-width="13368*"/>
    </style:style>
    <style:style style:name="Taula4.C" style:family="table-column">
      <style:table-column-properties style:column-width="3.392cm" style:rel-column-width="13278*"/>
    </style:style>
    <style:style style:name="Taula4.E" style:family="table-column">
      <style:table-column-properties style:column-width="3.295cm" style:rel-column-width="12899*"/>
    </style:style>
    <style:style style:name="Taula4.1" style:family="table-row">
      <style:table-row-properties style:min-row-height="0.706cm"/>
    </style:style>
    <style:style style:name="Taula4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ula4.E1" style:family="table-cell">
      <style:table-cell-properties fo:padding="0.097cm" fo:border="0.018cm solid #000000"/>
    </style:style>
    <style:style style:name="Taula5" style:family="table">
      <style:table-properties style:width="16.741cm" fo:margin-left="0.141cm" fo:margin-right="0.116cm" table:align="margins" style:shadow="none"/>
    </style:style>
    <style:style style:name="Taula5.A" style:family="table-column">
      <style:table-column-properties style:column-width="3.247cm" style:rel-column-width="12712*"/>
    </style:style>
    <style:style style:name="Taula5.B" style:family="table-column">
      <style:table-column-properties style:column-width="3.415cm" style:rel-column-width="13368*"/>
    </style:style>
    <style:style style:name="Taula5.C" style:family="table-column">
      <style:table-column-properties style:column-width="3.392cm" style:rel-column-width="13278*"/>
    </style:style>
    <style:style style:name="Taula5.E" style:family="table-column">
      <style:table-column-properties style:column-width="3.295cm" style:rel-column-width="12899*"/>
    </style:style>
    <style:style style:name="Taula5.1" style:family="table-row">
      <style:table-row-properties style:min-row-height="0.706cm"/>
    </style:style>
    <style:style style:name="Taula5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ula5.E1" style:family="table-cell">
      <style:table-cell-properties fo:padding="0.097cm" fo:border="0.018cm solid #000000"/>
    </style:style>
    <style:style style:name="Taula6" style:family="table">
      <style:table-properties style:width="16.741cm" fo:margin-left="0.141cm" fo:margin-right="0.116cm" table:align="margins" style:shadow="none"/>
    </style:style>
    <style:style style:name="Taula6.A" style:family="table-column">
      <style:table-column-properties style:column-width="3.247cm" style:rel-column-width="12712*"/>
    </style:style>
    <style:style style:name="Taula6.B" style:family="table-column">
      <style:table-column-properties style:column-width="3.415cm" style:rel-column-width="13368*"/>
    </style:style>
    <style:style style:name="Taula6.C" style:family="table-column">
      <style:table-column-properties style:column-width="3.392cm" style:rel-column-width="13278*"/>
    </style:style>
    <style:style style:name="Taula6.E" style:family="table-column">
      <style:table-column-properties style:column-width="3.295cm" style:rel-column-width="12899*"/>
    </style:style>
    <style:style style:name="Taula6.1" style:family="table-row">
      <style:table-row-properties style:min-row-height="4.763cm"/>
    </style:style>
    <style:style style:name="Taula6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ula6.E1" style:family="table-cell">
      <style:table-cell-properties fo:padding="0.097cm" fo:border="0.018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ans1" fo:font-size="10pt" style:font-size-asian="10pt" style:font-size-complex="10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2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FreeSans1" fo:font-size="10pt" style:font-size-asian="10pt" style:font-size-complex="10pt"/>
    </style:style>
    <style:style style:name="P7" style:family="paragraph" style:parent-style-name="Heading_20_1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LOSSARI DE TERMES ANGLESOS PEL CRÈDIT 10</text:h>
      <text:p text:style-name="Text_20_body"/>
      <text:p text:style-name="P3">UD 1. Introducció a les comunicacions</text:p>
      <table:table table:name="Taula9" table:style-name="Taula9">
        <table:table-column table:style-name="Taula9.A"/>
        <table:table-column table:style-name="Taula9.B"/>
        <table:table-column table:style-name="Taula9.C" table:number-columns-repeated="2"/>
        <table:table-column table:style-name="Taula9.E"/>
        <table:table-row table:style-name="Taula9.1">
          <table:table-cell table:style-name="Taula9.A1" office:value-type="string">
            <text:p text:style-name="P6">Signal</text:p>
            <text:p text:style-name="P6">Transmission</text:p>
            <text:p text:style-name="P6">Radio Frequency</text:p>
            <text:p text:style-name="P6">Infrared</text:p>
            <text:p text:style-name="P6">Ultraviolet</text:p>
            <text:p text:style-name="P6">X-rays</text:p>
            <text:p text:style-name="P6">Radiation</text:p>
            <text:p text:style-name="P6">Bandwidth</text:p>
            <text:p text:style-name="P6">Microwaves</text:p>
            <text:p text:style-name="P6">Modulation</text:p>
            <text:p text:style-name="P6">Data Terminal Equipment</text:p>
          </table:table-cell>
          <table:table-cell table:style-name="Taula9.A1" office:value-type="string">
            <text:p text:style-name="P6">Data Communications Equipment</text:p>
            <text:p text:style-name="P6">Noise</text:p>
            <text:p text:style-name="P6">Interference</text:p>
            <text:p text:style-name="P6">Channel</text:p>
            <text:p text:style-name="P6">Codec (Coder-Decoder)</text:p>
            <text:p text:style-name="P6">Code</text:p>
            <text:p text:style-name="P6">ASCII (American Standard Code for Information Interchange)</text:p>
            <text:p text:style-name="P6">Hub</text:p>
            <text:p text:style-name="P6">Switch</text:p>
          </table:table-cell>
          <table:table-cell table:style-name="Taula9.A1" office:value-type="string">
            <text:p text:style-name="P6">Antenna</text:p>
            <text:p text:style-name="P6">Modem (Modulator-Demodulator)</text:p>
            <text:p text:style-name="P6">Peer To Peer</text:p>
            <text:p text:style-name="P6">Transmission Line</text:p>
            <text:p text:style-name="P6">Private Line</text:p>
            <text:p text:style-name="P6">Public Line</text:p>
            <text:p text:style-name="P6">unicast</text:p>
            <text:p text:style-name="P6">multicast</text:p>
            <text:p text:style-name="P6">broadcast</text:p>
            <text:p text:style-name="P6">Simplex</text:p>
            <text:p text:style-name="P6">Duplex</text:p>
          </table:table-cell>
          <table:table-cell table:style-name="Taula9.A1" office:value-type="string">
            <text:p text:style-name="P2"/>
            <text:p text:style-name="P6">Half-Duplex</text:p>
            <text:p text:style-name="P6">LAN (Local Area Network)</text:p>
            <text:p text:style-name="P6">WAN (Wide area network)</text:p>
            <text:p text:style-name="P6">MAN (Metropolitan Area network)</text:p>
            <text:p text:style-name="P6">PAN (Personal Area Network)</text:p>
            <text:p text:style-name="P6">Synchronous</text:p>
            <text:p text:style-name="P6">Asynchronous</text:p>
            <text:p text:style-name="P6">TDM (Time-division multiplexing)</text:p>
          </table:table-cell>
          <table:table-cell table:style-name="Taula9.E1" office:value-type="string">
            <text:p text:style-name="P6">FDM (Frequency-division multiplexing)</text:p>
            <text:p text:style-name="P6">ITU. International Telecommunications Unit</text:p>
            <text:p text:style-name="P6">ISO. International Standaritzation Organization</text:p>
            <text:p text:style-name="P6">ANSI. American Nacional Standaritzation Institut</text:p>
            <text:p text:style-name="P6">WWW (World Wide Web)</text:p>
            <text:p text:style-name="P6">W3C World Wide Web Consortium</text:p>
          </table:table-cell>
        </table:table-row>
      </table:table>
      <text:p text:style-name="P3"/>
      <text:p text:style-name="P3">UD 2. Models de xarxa d'àrea local. Famílies de Protocols</text:p>
      <text:p text:style-name="P3"/>
      <table:table table:name="Taula1" table:style-name="Taula1">
        <table:table-column table:style-name="Taula1.A"/>
        <table:table-column table:style-name="Taula1.B"/>
        <table:table-column table:style-name="Taula1.C" table:number-columns-repeated="2"/>
        <table:table-column table:style-name="Taula1.E"/>
        <table:table-row table:style-name="Taula1.1">
          <table:table-cell table:style-name="Taula1.A1" office:value-type="string">
            <text:p text:style-name="P6"><text:s text:c="4"/>LAN (Local Area Network)</text:p>
            <text:p text:style-name="P6"><text:s/>WAN (Wide area network)</text:p>
            <text:p text:style-name="P6">Shared Resources</text:p>
            <text:p text:style-name="P6">Workflow</text:p>
            <text:p text:style-name="P6">Collaborative software</text:p>
            <text:p text:style-name="P6"><text:s/>Distributed computing</text:p>
            <text:p text:style-name="P6">Tree Topology</text:p>
            <text:p text:style-name="P6">Parallel computing</text:p>
            <text:p text:style-name="P6">Topology</text:p>
            <text:p text:style-name="P6">Tree Topology</text:p>
            <text:p text:style-name="P6">Bus</text:p>
            <text:p text:style-name="P6">Backup</text:p>
            <text:p text:style-name="P6"><text:soft-page-break/>Server</text:p>
            <text:p text:style-name="P6">Workstation</text:p>
            <text:p text:style-name="P6">Printer</text:p>
            <text:p text:style-name="P6">Peripheral</text:p>
            <text:p text:style-name="P6"><text:s text:c="5"/>NIC (Network Interface Card)</text:p>
          </table:table-cell>
          <table:table-cell table:style-name="Taula1.A1" office:value-type="string">
            <text:p text:style-name="P6"><text:s text:c="4"/>PCI (Peripheral Component Interconnect )</text:p>
            <text:p text:style-name="P6">Gateway</text:p>
            <text:p text:style-name="P6">Router</text:p>
            <text:p text:style-name="P6">Bridge</text:p>
            <text:p text:style-name="P6"><text:s/>ADSL (Asymmetric Digital Subscriber Line)</text:p>
            <text:p text:style-name="P6">Hub</text:p>
            <text:p text:style-name="P6">Switch</text:p>
            <text:p text:style-name="P6">Ethernet (Ether+net)</text:p>
            <text:p text:style-name="P6">Token</text:p>
            <text:p text:style-name="P6">Token Ring</text:p>
            <text:p text:style-name="P6">IP (Internet Protocol)</text:p>
            <text:p text:style-name="P6"><text:s text:c="4"/>HTTP (Hypertext <text:soft-page-break/>Transfer Protocol)</text:p>
            <text:p text:style-name="P6">TCP (Transmission Control Protocol)</text:p>
            <text:p text:style-name="P6">FTP (File Transfer Protocol)</text:p>
            <text:p text:style-name="P6">TP (Twisted Pair)</text:p>
            <text:p text:style-name="P6">RJ-45 Registered Jack</text:p>
          </table:table-cell>
          <table:table-cell table:style-name="Taula1.A1" office:value-type="string">
            <text:p text:style-name="P6">DHCP (Dynamic Host Configuration Protocol )</text:p>
            <text:p text:style-name="P6">Handshake</text:p>
            <text:p text:style-name="P6">Encapsulation</text:p>
            <text:p text:style-name="P6">GUI (Graphic User Interface)</text:p>
            <text:p text:style-name="P6">Hardware</text:p>
            <text:p text:style-name="P6">Software</text:p>
            <text:p text:style-name="P6">ISO (International Organization for Standardization)</text:p>
            <text:p text:style-name="P6">OSI (Open Systems Interconnection)</text:p>
            <text:p text:style-name="P6">SAP (Service Acces Point)</text:p>
            <text:p text:style-name="P6">Connect</text:p>
            <text:p text:style-name="P6"><text:soft-page-break/>Request</text:p>
            <text:p text:style-name="P6">Indication</text:p>
            <text:p text:style-name="P6">Response</text:p>
            <text:p text:style-name="P6">Confirm</text:p>
            <text:p text:style-name="P6">Service oriented Connection</text:p>
          </table:table-cell>
          <table:table-cell table:style-name="Taula1.A1" office:value-type="string">
            <text:p text:style-name="P6">Entity</text:p>
            <text:p text:style-name="P6">Level</text:p>
            <text:p text:style-name="P6">Layer</text:p>
            <text:p text:style-name="P6">Interface</text:p>
            <text:p text:style-name="P6">Data unit</text:p>
            <text:p text:style-name="P6">IDU (Interface Data Unit)</text:p>
            <text:p text:style-name="P6">SDU (Service Data Unit)</text:p>
            <text:p text:style-name="P6">ICI (Interface Control Information)</text:p>
            <text:p text:style-name="P6">PDU (Protocol Data Unit)</text:p>
            <text:p text:style-name="P6">Header</text:p>
            <text:p text:style-name="P6">Reliable</text:p>
            <text:p text:style-name="P6">Physical layer</text:p>
            <text:p text:style-name="P6"><text:soft-page-break/>Datalink layer</text:p>
            <text:p text:style-name="P6">Network layer</text:p>
            <text:p text:style-name="P6">Transport layer</text:p>
            <text:p text:style-name="P6">Session layer</text:p>
            <text:p text:style-name="P6">Presentation layer</text:p>
            <text:p text:style-name="P6"/>
          </table:table-cell>
          <table:table-cell table:style-name="Taula1.E1" office:value-type="string">
            <text:p text:style-name="P6">Application layer</text:p>
            <text:p text:style-name="P6">Frame</text:p>
            <text:p text:style-name="P6">Packet</text:p>
            <text:p text:style-name="P2">QoS (Quality of Service)</text:p>
            <text:p text:style-name="P6">Socket</text:p>
            <text:p text:style-name="P6">Port</text:p>
            <text:p text:style-name="P2"><text:s/></text:p>
            <text:p text:style-name="P2">MAC (Medium Acces Control)</text:p>
            <text:p text:style-name="P6">XML (eXtensible Marckup Language)</text:p>
            <text:p text:style-name="P6">HTML (HyperText Markup Language)</text:p>
            <text:p text:style-name="P6">MIME (Multipurpose Internet Mail Extensions)</text:p>
            <text:p text:style-name="P6">SSL (Secure <text:soft-page-break/>Socket Layer)loopback</text:p>
            <text:p text:style-name="P6"><text:s text:c="3"/>File Sharing </text:p>
            <text:p text:style-name="P6"/>
          </table:table-cell>
        </table:table-row>
      </table:table>
      <text:p text:style-name="P3"/>
      <text:p text:style-name="P3">UD 3. Nivell físic i nivell d'enllaç. Instal·lació física de la xarxa</text:p>
      <table:table table:name="Taula2" table:style-name="Taula2">
        <table:table-column table:style-name="Taula2.A"/>
        <table:table-column table:style-name="Taula2.B"/>
        <table:table-column table:style-name="Taula2.C" table:number-columns-repeated="2"/>
        <table:table-column table:style-name="Taula2.E"/>
        <table:table-row table:style-name="Taula2.1">
          <table:table-cell table:style-name="Taula2.A1" office:value-type="string">
            <text:p text:style-name="P6">TP (Twisted Pair)</text:p>
            <text:p text:style-name="P6">UTP (UnshieldedTwisted Pair)</text:p>
            <text:p text:style-name="P6">STP (Shielded Twisted Pair)</text:p>
            <text:p text:style-name="P6">Shield</text:p>
            <text:p text:style-name="P6">Crosstalk</text:p>
            <text:p text:style-name="P6">AWG (American Wire Gauge)</text:p>
            <text:p text:style-name="P6">Token Ring</text:p>
            <text:p text:style-name="P6">TIA (Telecommunications Industry Association)</text:p>
            <text:p text:style-name="P6">EIA (Electronic Industries Alliance)</text:p>
            <text:p text:style-name="P6">ISO (International Organization for Standardization)</text:p>
            <text:p text:style-name="P6">IEC (International Engineering Consortium)</text:p>
          </table:table-cell>
          <table:table-cell table:style-name="Taula2.A1" office:value-type="string">
            <text:p text:style-name="P6">Coaxial cable</text:p>
            <text:p text:style-name="P6">Fiber Optic</text:p>
            <text:p text:style-name="P6">Thicknet (thick+net)</text:p>
            <text:p text:style-name="P6">Thinnet (thin+net)</text:p>
            <text:p text:style-name="P6">LED (Light Emitting Diodes)</text:p>
            <text:p text:style-name="P6"><text:s/>Component Interconnect Express)</text:p>
            <text:p text:style-name="P6">PCMCIA (Personal Computer Memory Card International Association)</text:p>
            <text:p text:style-name="P6">Laser (Light Amplification by Stimulating Emision Radiation)</text:p>
            <text:p text:style-name="P6">GPS (Global Positioning System)</text:p>
            <text:p text:style-name="P6">Bluetooth</text:p>
            <text:p text:style-name="P6">RJ-45 (Registerd Jack)</text:p>
          </table:table-cell>
          <table:table-cell table:style-name="Taula2.A1" office:value-type="string">
            <text:p text:style-name="P6">Wire</text:p>
            <text:p text:style-name="P6">Wireless</text:p>
            <text:p text:style-name="P6">Wiring</text:p>
            <text:p text:style-name="P6">SoHo (Small House Home Office)</text:p>
            <text:p text:style-name="P6">Universal Serial Bus (USB)</text:p>
            <text:p text:style-name="P6">8P8C (8 Position 8 Contact)</text:p>
            <text:p text:style-name="P6">SC connector (Straight Connection connector)</text:p>
            <text:p text:style-name="P6">ST connector (Straight Tip connector)</text:p>
            <text:p text:style-name="P6">pigtail</text:p>
            <text:p text:style-name="P6">NIC (Network Interface Card)</text:p>
            <text:p text:style-name="P6">MAC (Medium Access Control)</text:p>
          </table:table-cell>
          <table:table-cell table:style-name="Taula2.A1" office:value-type="string">
            <text:p text:style-name="P6">ISA (Industry Standard Architecture)</text:p>
            <text:p text:style-name="P6">PCI (Peripheral Component Interconnect)</text:p>
            <text:p text:style-name="P6">PCI-E: (Peripheral</text:p>
            <text:p text:style-name="P6">IRQ (Interrupt Request)</text:p>
            <text:p text:style-name="P6">DMA (Direct Memory Access)</text:p>
            <text:p text:style-name="P6">Id</text:p>
            <text:p text:style-name="P6">Watch</text:p>
            <text:p text:style-name="P6">Link</text:p>
            <text:p text:style-name="P6">Mask</text:p>
            <text:p text:style-name="P6">Wake ON LAN</text:p>
            <text:p text:style-name="P6">Duplex</text:p>
            <text:p text:style-name="P6">Half-duplex</text:p>
            <text:p text:style-name="P6">LLC (Logical Link Control).</text:p>
          </table:table-cell>
          <table:table-cell table:style-name="Taula2.E1" office:value-type="string">
            <text:p text:style-name="P6">CSMA/CD (Carrier sense multiple access with collision detection)</text:p>
            <text:p text:style-name="P6">SOF (Start Of Frame)</text:p>
            <text:p text:style-name="P6">FCS (Frame Check Sequence)ARP (Address Resolution Protocol)</text:p>
            <text:p text:style-name="P6">SAI (Sistema d'alimentació sense interrupcions)</text:p>
            <text:p text:style-name="P6">Patch Panel</text:p>
            <text:p text:style-name="P6">Backbone</text:p>
            <text:p text:style-name="P6">Relay</text:p>
            <text:p text:style-name="P6">Frame Relay</text:p>
            <text:p text:style-name="P6">ATM (Asynchronous Transfer Mode)</text:p>
            <text:p text:style-name="P6">PPP (Point To Point Protocol)</text:p>
          </table:table-cell>
        </table:table-row>
      </table:table>
      <text:p text:style-name="P3"/>
      <text:p text:style-name="P3">UD 4. Nivell de xarxa i nivell de transport. Dispositius de xarxes d'àrea local </text:p>
      <text:p text:style-name="P3"/>
      <table:table table:name="Taula3" table:style-name="Taula3">
        <table:table-column table:style-name="Taula3.A"/>
        <table:table-column table:style-name="Taula3.B"/>
        <table:table-column table:style-name="Taula3.C" table:number-columns-repeated="2"/>
        <table:table-column table:style-name="Taula3.E"/>
        <table:table-row table:style-name="Taula3.1">
          <table:table-cell table:style-name="Taula3.A1" office:value-type="string">
            <text:p text:style-name="P6">Routing</text:p>
            <text:p text:style-name="P6">Identification</text:p>
            <text:p text:style-name="P6">IP Address</text:p>
            <text:p text:style-name="P6">IP Adressing</text:p>
            <text:p text:style-name="P6"><text:soft-page-break/>MAC Address</text:p>
            <text:p text:style-name="P6">IP (Internet Protocol)</text:p>
            <text:p text:style-name="P6">Network Interconnection</text:p>
            <text:p text:style-name="P6">Data corruption</text:p>
            <text:p text:style-name="P6">Out of order delivery</text:p>
            <text:p text:style-name="P6">Duplicate arrival</text:p>
            <text:p text:style-name="P6">Lost or dropped/discarded packages</text:p>
          </table:table-cell>
          <table:table-cell table:style-name="Taula3.A1" office:value-type="string">
            <text:p text:style-name="P6">WAN (Wide Area Network)</text:p>
            <text:p text:style-name="P6">PPP Links (Point to Point links)</text:p>
            <text:p text:style-name="P6">Internet Engineering Task Force (IETF)</text:p>
            <text:p text:style-name="P6"><text:soft-page-break/>Best Effort</text:p>
            <text:p text:style-name="P6">DoD Departament of Defense</text:p>
            <text:p text:style-name="P6">Broadcast Address</text:p>
            <text:p text:style-name="P6">Network Address</text:p>
            <text:p text:style-name="P6">Gateway</text:p>
            <text:p text:style-name="P6">NameServer</text:p>
            <text:p text:style-name="P6">DNS (Dinamyc Name server)</text:p>
          </table:table-cell>
          <table:table-cell table:style-name="Taula3.A1" office:value-type="string">
            <text:p text:style-name="P6">Host</text:p>
            <text:p text:style-name="P6">Guest</text:p>
            <text:p text:style-name="P6">traceroute (trace+route)</text:p>
            <text:p text:style-name="P6">tcpdump (tcp<text:soft-page-break/>+dump)</text:p>
            <text:p text:style-name="P6">tracepath (trace+path)</text:p>
            <text:p text:style-name="P6">dnslookup (dns+lookup)</text:p>
            <text:p text:style-name="P6">DHCP (Dinamic Host Configuration Protocol)</text:p>
            <text:p text:style-name="P6">Configuration File</text:p>
            <text:p text:style-name="P6">hostname</text:p>
            <text:p text:style-name="P6">WEP (Wired Equivalent Privacy)</text:p>
          </table:table-cell>
          <table:table-cell table:style-name="Taula3.A1" office:value-type="string">
            <text:p text:style-name="P6">WPA (Wireless Application Protocol)</text:p>
            <text:p text:style-name="P6">Roaming</text:p>
            <text:p text:style-name="P6">Port scanner</text:p>
            <text:p text:style-name="P6"><text:soft-page-break/>subnetwork</text:p>
            <text:p text:style-name="P6">Classful Networks</text:p>
            <text:p text:style-name="P6">Classless Inter-Domain Routing (CIDR)</text:p>
            <text:p text:style-name="P6">Private networks</text:p>
            <text:p text:style-name="P6">Public networks</text:p>
            <text:p text:style-name="P6">Linux Box</text:p>
            <text:p text:style-name="P6">Virtual Box</text:p>
            <text:p text:style-name="P6">IP ALIASING</text:p>
          </table:table-cell>
          <table:table-cell table:style-name="Taula3.E1" office:value-type="string">
            <text:p text:style-name="P6">SNMP (Simple Network Management Protocol)</text:p>
            <text:p text:style-name="P6">SoHo (Small Office Home Office)</text:p>
            <text:p text:style-name="P6"><text:soft-page-break/>Network Assistant</text:p>
            <text:p text:style-name="P6">Applet</text:p>
            <text:p text:style-name="P6">NAT (Network Addres Translation)</text:p>
            <text:p text:style-name="P6">SNAT (Source Network Addres Translation)</text:p>
            <text:p text:style-name="P6">DNAT (Destination Network Addres Translation)</text:p>
            <text:p text:style-name="P6">Bridge</text:p>
          </table:table-cell>
        </table:table-row>
      </table:table>
      <text:p text:style-name="P3"/>
      <text:p text:style-name="P3">UD 5. Certificació de xarxes</text:p>
      <table:table table:name="Taula4" table:style-name="Taula4">
        <table:table-column table:style-name="Taula4.A"/>
        <table:table-column table:style-name="Taula4.B"/>
        <table:table-column table:style-name="Taula4.C" table:number-columns-repeated="2"/>
        <table:table-column table:style-name="Taula4.E"/>
        <table:table-row table:style-name="Taula4.1">
          <table:table-cell table:style-name="Taula4.A1" office:value-type="string">
            <text:p text:style-name="P6">Instrument</text:p>
            <text:p text:style-name="P6">Certification Test</text:p>
            <text:p text:style-name="P6">Error Test</text:p>
            <text:p text:style-name="P6">Parameter</text:p>
          </table:table-cell>
          <table:table-cell table:style-name="Taula4.A1" office:value-type="string">
            <text:p text:style-name="P6">Managment</text:p>
            <text:p text:style-name="P6">Performance</text:p>
            <text:p text:style-name="P6">Wiring Analizers</text:p>
            <text:p text:style-name="P6">Error propagation</text:p>
          </table:table-cell>
          <table:table-cell table:style-name="Taula4.A1" office:value-type="string">
            <text:p text:style-name="P6">Dump</text:p>
            <text:p text:style-name="P6">ANSI</text:p>
            <text:p text:style-name="P6">EIA</text:p>
            <text:p text:style-name="P6">TIA</text:p>
          </table:table-cell>
          <table:table-cell table:style-name="Taula4.A1" office:value-type="string">
            <text:p text:style-name="P6">ISO</text:p>
            <text:p text:style-name="P6">IEC</text:p>
            <text:p text:style-name="P6">PSNEXT (power sum NEXT)</text:p>
          </table:table-cell>
          <table:table-cell table:style-name="Taula4.E1" office:value-type="string">
            <text:p text:style-name="P6">ELFNEXT (equal level far-end cross talk)</text:p>
            <text:p text:style-name="P6">PSELFFEXT (power sum equal level FEXT)</text:p>
          </table:table-cell>
        </table:table-row>
      </table:table>
      <text:p text:style-name="P3"/>
      <text:p text:style-name="P3">UD 6. Nivell d'aplicació. Instal·lació, configuració i administració de serveis de xarxa</text:p>
      <text:p text:style-name="P3"/>
      <table:table table:name="Taula5" table:style-name="Taula5">
        <table:table-column table:style-name="Taula5.A"/>
        <table:table-column table:style-name="Taula5.B"/>
        <table:table-column table:style-name="Taula5.C" table:number-columns-repeated="2"/>
        <table:table-column table:style-name="Taula5.E"/>
        <table:table-row table:style-name="Taula5.1">
          <table:table-cell table:style-name="Taula5.A1" office:value-type="string">
            <text:p text:style-name="P6">Service</text:p>
            <text:p text:style-name="P6">Daemon</text:p>
            <text:p text:style-name="P6">Run Level</text:p>
            <text:p text:style-name="P6">Script</text:p>
            <text:p text:style-name="P6">Remote access</text:p>
            <text:p text:style-name="P6">Command line</text:p>
          </table:table-cell>
          <table:table-cell table:style-name="Taula5.A1" office:value-type="string">
            <text:p text:style-name="P6">Key generation</text:p>
            <text:p text:style-name="P6">Shell</text:p>
            <text:p text:style-name="P6">Remote Shell</text:p>
            <text:p text:style-name="P6">Secure Shell</text:p>
            <text:p text:style-name="P6">Distributed Shell</text:p>
            <text:p text:style-name="P6">Display Manager</text:p>
          </table:table-cell>
          <table:table-cell table:style-name="Taula5.A1" office:value-type="string">
            <text:p text:style-name="P6">X Display Manager Control Protocol (XDMCP)</text:p>
            <text:p text:style-name="P6">X11 Display Manager (XDM)</text:p>
            <text:p text:style-name="P6">Gnome Display Manager (GDM)</text:p>
            <text:p text:style-name="P6">KDE Display Manager (KDM)</text:p>
          </table:table-cell>
          <table:table-cell table:style-name="Taula5.A1" office:value-type="string">
            <text:p text:style-name="P6">Virtual Network Computing (VNC)</text:p>
            <text:p text:style-name="P6">Remote Desktop Protocol (RDP)</text:p>
            <text:p text:style-name="P6">File Transfer Protocol (FTP)</text:p>
            <text:p text:style-name="P6">DHCP (Dinamic Host Configuration Protocol)</text:p>
          </table:table-cell>
          <table:table-cell table:style-name="Taula5.E1" office:value-type="string">
            <text:p text:style-name="P6">DNS (Dinamic Name Server)</text:p>
            <text:p text:style-name="P6">Network Time Protocol (NTP)</text:p>
            <text:p text:style-name="P6">DynDNS (Dynamic DNS)</text:p>
            <text:p text:style-name="P6">NFS (Network File System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D 7. Seguretat, monitorització i gestió de xarxes</text:p>
      <text:p text:style-name="P3"/>
      <table:table table:name="Taula6" table:style-name="Taula6">
        <table:table-column table:style-name="Taula6.A"/>
        <table:table-column table:style-name="Taula6.B"/>
        <table:table-column table:style-name="Taula6.C" table:number-columns-repeated="2"/>
        <table:table-column table:style-name="Taula6.E"/>
        <table:table-row table:style-name="Taula6.1">
          <table:table-cell table:style-name="Taula6.A1" office:value-type="string">
            <text:p text:style-name="P6">Bug</text:p>
            <text:p text:style-name="P6">Network Parameters</text:p>
            <text:p text:style-name="P6">Physical Parameters</text:p>
            <text:p text:style-name="P6">Device</text:p>
          </table:table-cell>
          <table:table-cell table:style-name="Taula6.A1" office:value-type="string">
            <text:p text:style-name="P6">Signal Quality</text:p>
            <text:p text:style-name="P6">Network Analizers</text:p>
            <text:p text:style-name="P6">Traffic Analizers</text:p>
            <text:p text:style-name="P6">Protocol analizzers</text:p>
            <text:p text:style-name="P6">Paquet Sniffers</text:p>
          </table:table-cell>
          <table:table-cell table:style-name="Taula6.A1" office:value-type="string">
            <text:p text:style-name="P6">Security</text:p>
            <text:p text:style-name="P6">Firewall</text:p>
            <text:p text:style-name="P6">Desmilitaritze Zone (DMZ)</text:p>
            <text:p text:style-name="P6">Source NAT (Source Network Address Translation)</text:p>
          </table:table-cell>
          <table:table-cell table:style-name="Taula6.A1" office:value-type="string">
            <text:p text:style-name="P6">Destination NAT (Destination Network Address Translation)</text:p>
            <text:p text:style-name="P6">Intrusion Detection</text:p>
            <text:p text:style-name="P6">Virtual Private Networks (Virtual Private Networks)</text:p>
          </table:table-cell>
          <table:table-cell table:style-name="Taula6.E1" office:value-type="string">
            <text:p text:style-name="P6">Proxy</text:p>
            <text:p text:style-name="P6">Web</text:p>
            <text:p text:style-name="P6">Log</text:p>
            <text:p text:style-name="P6">Simple Network Managment Protocol (SNMP)</text:p>
          </table:table-cell>
        </table:table-row>
      </table:table>
      <text:p text:style-name="P1"/>
      <text:p text:style-name="P3"/>
      <text:p text:style-name="P4">Podeu trobar la llista actualitzada al Dossier Virtual del curs:</text:p>
      <text:list text:style-name="L2">
        <text:list-item>
          <text:p text:style-name="P5"><text:a xlink:type="simple" xlink:href="http://www.iescopernic.com/mediawiki/index.php/Glossari_de_termes_anglesos">http://www.iescopernic.com/mediawiki/index.php/Glossari_de_termes_angleso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ans" svg:font-family="FreeSans"/>
    <style:font-face style:name="Lucidasans1" svg:font-family="Lucidasans"/>
    <style:font-face style:name="StarSymbol" svg:font-family="StarSymbol"/>
    <style:font-face style:name="FreeSans1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an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2-13T09:49:14</meta:creation-date>
    <dc:creator>Sergi Tur</dc:creator>
    <dc:date>2008-02-13T12:37:25</dc:date>
    <meta:editing-cycles>8</meta:editing-cycles>
    <meta:editing-duration>PT2H20M38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4" meta:paragraph-count="300" meta:word-count="859" meta:character-count="6252"/>
  </office:meta>
</office:document-meta>
</file>